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0185in" svg:height="5.0854in" svg:x="4.0677in" svg:y="3.2169in">
            <draw:object draw:notify-on-update-of-ranges="Sheet1.F4:Sheet1.F8 Sheet1.G4:Sheet1.G8 Sheet1.Q4:Sheet1.Q4 Sheet1.R4:Sheet1.R4 Sheet1.J4:Sheet1.J6 Sheet1.K4:Sheet1.K6 Sheet1.N4:Sheet1.N17 Sheet1.O4:Sheet1.O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 (2x mono 720P)</text:p>
          </table:table-cell>
          <table:table-cell office:value-type="string" calcext:value-type="string">
            <text:p>SSIM sc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=90</text:p>
          </table:table-cell>
          <table:table-cell office:value-type="float" office:value="44.7" calcext:value-type="float">
            <text:p>44.7</text:p>
          </table:table-cell>
          <table:table-cell office:value-type="float" office:value="0.892133498319734" calcext:value-type="float">
            <text:p>0.892133498319734</text:p>
          </table:table-cell>
          <table:table-cell table:number-columns-repeated="2"/>
          <table:table-cell office:value-type="string" calcext:value-type="string">
            <text:p>H265_MAIN</text:p>
          </table:table-cell>
          <table:table-cell table:number-columns-repeated="3"/>
          <table:table-cell office:value-type="string" calcext:value-type="string">
            <text:p>H264_MAIN</text:p>
          </table:table-cell>
          <table:table-cell table:number-columns-repeated="3"/>
          <table:table-cell office:value-type="string" calcext:value-type="string">
            <text:p>MJPEG</text:p>
          </table:table-cell>
          <table:table-cell table:number-columns-repeated="2"/>
          <table:table-cell office:value-type="string" calcext:value-type="string">
            <text:p>RAW</text:p>
          </table:table-cell>
          <table:table-cell/>
        </table:table-row>
        <table:table-row table:style-name="ro1">
          <table:table-cell office:value-type="string" calcext:value-type="string">
            <text:p>Q=70</text:p>
          </table:table-cell>
          <table:table-cell office:value-type="float" office:value="22.6" calcext:value-type="float">
            <text:p>22.6</text:p>
          </table:table-cell>
          <table:table-cell office:value-type="float" office:value="0.847154391486384" calcext:value-type="float">
            <text:p>0.847154391486384</text:p>
          </table:table-cell>
          <table:table-cell/>
          <table:table-cell office:value-type="string" calcext:value-type="string">
            <text:p>bitrate kbps</text:p>
          </table:table-cell>
          <table:table-cell office:value-type="string" calcext:value-type="string">
            <text:p>Size (2x mono 720P)</text:p>
          </table:table-cell>
          <table:table-cell office:value-type="string" calcext:value-type="string">
            <text:p>SSIM score</text:p>
          </table:table-cell>
          <table:table-cell/>
          <table:table-cell office:value-type="string" calcext:value-type="string">
            <text:p>bitrate kbps</text:p>
          </table:table-cell>
          <table:table-cell office:value-type="string" calcext:value-type="string">
            <text:p>Size (2x mono 720P)</text:p>
          </table:table-cell>
          <table:table-cell office:value-type="string" calcext:value-type="string">
            <text:p>SSIM score</text:p>
          </table:table-cell>
          <table:table-cell/>
          <table:table-cell office:value-type="string" calcext:value-type="string">
            <text:p>Quality</text:p>
          </table:table-cell>
          <table:table-cell office:value-type="string" calcext:value-type="string">
            <text:p>Size (2x mono 720P)</text:p>
          </table:table-cell>
          <table:table-cell office:value-type="string" calcext:value-type="string">
            <text:p>SSIM scor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SIM</text:p>
          </table:table-cell>
        </table:table-row>
        <table:table-row table:style-name="ro1">
          <table:table-cell office:value-type="string" calcext:value-type="string">
            <text:p>Q=50</text:p>
          </table:table-cell>
          <table:table-cell office:value-type="float" office:value="17" calcext:value-type="float">
            <text:p>17</text:p>
          </table:table-cell>
          <table:table-cell office:value-type="float" office:value="0.81954927715473" calcext:value-type="float">
            <text:p>0.81954927715473</text:p>
          </table:table-cell>
          <table:table-cell/>
          <table:table-cell office:value-type="string" calcext:value-type="string">
            <text:p>default</text:p>
          </table:table-cell>
          <table:table-cell office:value-type="float" office:value="4.9" calcext:value-type="float">
            <text:p>4.9</text:p>
          </table:table-cell>
          <table:table-cell office:value-type="float" office:value="0.827212502710787" calcext:value-type="float">
            <text:p>0.827212502710787</text:p>
          </table:table-cell>
          <table:table-cell/>
          <table:table-cell office:value-type="string" calcext:value-type="string">
            <text:p>default</text:p>
          </table:table-cell>
          <table:table-cell office:value-type="float" office:value="5" calcext:value-type="float">
            <text:p>5</text:p>
          </table:table-cell>
          <table:table-cell office:value-type="float" office:value="0.816615601528557" calcext:value-type="float">
            <text:p>0.816615601528557</text:p>
          </table:table-cell>
          <table:table-cell/>
          <table:table-cell table:style-name="ce1" office:value-type="string" calcext:value-type="string">
            <text:p>Lossless</text:p>
          </table:table-cell>
          <table:table-cell table:style-name="ce1" office:value-type="float" office:value="179.9" calcext:value-type="float">
            <text:p>179.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O4]-[.O5]" office:value-type="float" office:value="0.0619789795386459" calcext:value-type="float">
            <text:p>0.061978979538646</text:p>
          </table:table-cell>
          <table:table-cell office:value-type="float" office:value="276.5" calcext:value-type="float">
            <text:p>27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sless mjpeg</text:p>
          </table:table-cell>
          <table:table-cell office:value-type="float" office:value="179.9" calcext:value-type="float">
            <text:p>179.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0k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0.839949632078177" calcext:value-type="float">
            <text:p>0.839949632078177</text:p>
          </table:table-cell>
          <table:table-cell/>
          <table:table-cell office:value-type="string" calcext:value-type="string">
            <text:p>40k</text:p>
          </table:table-cell>
          <table:table-cell office:value-type="float" office:value="50.3" calcext:value-type="float">
            <text:p>50.3</text:p>
          </table:table-cell>
          <table:table-cell office:value-type="float" office:value="0.863068488720936" calcext:value-type="float">
            <text:p>0.8630684887209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5.2" calcext:value-type="float">
            <text:p>135.2</text:p>
          </table:table-cell>
          <table:table-cell office:value-type="float" office:value="0.938021020461354" calcext:value-type="float">
            <text:p>0.938021020461354</text:p>
          </table:table-cell>
          <table:table-cell table:formula="of:=[.O5]-[.O6]" office:value-type="float" office:value="0.00776810606134504" calcext:value-type="float">
            <text:p>0.00776810606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65</text:p>
          </table:table-cell>
          <table:table-cell office:value-type="float" office:value="4.9" calcext:value-type="float">
            <text:p>4.9</text:p>
          </table:table-cell>
          <table:table-cell office:value-type="float" office:value="0.827212502710787" calcext:value-type="float">
            <text:p>0.827212502710787</text:p>
          </table:table-cell>
          <table:table-cell/>
          <table:table-cell office:value-type="string" calcext:value-type="string">
            <text:p>20k</text:p>
          </table:table-cell>
          <table:table-cell office:value-type="float" office:value="25.2" calcext:value-type="float">
            <text:p>25.2</text:p>
          </table:table-cell>
          <table:table-cell office:value-type="float" office:value="0.853684153525026" calcext:value-type="float">
            <text:p>0.853684153525026</text:p>
          </table:table-cell>
          <table:table-cell/>
          <table:table-cell office:value-type="string" calcext:value-type="string">
            <text:p>100k</text:p>
          </table:table-cell>
          <table:table-cell office:value-type="float" office:value="87.5" calcext:value-type="float">
            <text:p>87.5</text:p>
          </table:table-cell>
          <table:table-cell office:value-type="float" office:value="0.863374557632834" calcext:value-type="float">
            <text:p>0.86337455763283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.7" calcext:value-type="float">
            <text:p>124.7</text:p>
          </table:table-cell>
          <table:table-cell office:value-type="float" office:value="0.930252914400009" calcext:value-type="float">
            <text:p>0.930252914400009</text:p>
          </table:table-cell>
          <table:table-cell table:formula="of:=[.O6]-[.O7]" office:value-type="float" office:value="0.00870287763778099" calcext:value-type="float">
            <text:p>0.008702877637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76.5" calcext:value-type="float">
            <text:p>276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k</text:p>
          </table:table-cell>
          <table:table-cell office:value-type="float" office:value="36.2" calcext:value-type="float">
            <text:p>36.2</text:p>
          </table:table-cell>
          <table:table-cell office:value-type="float" office:value="0.863455588790476" calcext:value-type="float">
            <text:p>0.863455588790476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103.4" calcext:value-type="float">
            <text:p>103.4</text:p>
          </table:table-cell>
          <table:table-cell office:value-type="float" office:value="0.921550036762228" calcext:value-type="float">
            <text:p>0.921550036762228</text:p>
          </table:table-cell>
          <table:table-cell table:formula="of:=[.O7]-[.O8]" office:value-type="float" office:value="0.00496020948028098" calcext:value-type="float">
            <text:p>0.00496020948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65 10k bitrate</text:p>
          </table:table-cell>
          <table:table-cell office:value-type="float" office:value="12.5" calcext:value-type="float">
            <text:p>12.5</text:p>
          </table:table-cell>
          <table:table-cell office:value-type="float" office:value="0.839949632078177" calcext:value-type="float">
            <text:p>0.839949632078177</text:p>
          </table:table-cell>
          <table:table-cell/>
          <table:table-cell office:value-type="string" calcext:value-type="string">
            <text:p>100k</text:p>
          </table:table-cell>
          <table:table-cell office:value-type="float" office:value="87.5" calcext:value-type="float">
            <text:p>87.5</text:p>
          </table:table-cell>
          <table:table-cell office:value-type="float" office:value="0.863522832804851" calcext:value-type="float">
            <text:p>0.863522832804851</text:p>
          </table:table-cell>
          <table:table-cell table:number-columns-repeated="5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0.916589827281947" calcext:value-type="float">
            <text:p>0.916589827281947</text:p>
          </table:table-cell>
          <table:table-cell table:style-name="ce1" table:formula="of:=[.O8]-[.O9]" office:value-type="float" office:value="0.004406009819793" calcext:value-type="float">
            <text:p>0.004406009819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65 20k bitrate</text:p>
          </table:table-cell>
          <table:table-cell office:value-type="float" office:value="25.2" calcext:value-type="float">
            <text:p>25.2</text:p>
          </table:table-cell>
          <table:table-cell office:value-type="float" office:value="0.853684153525026" calcext:value-type="float">
            <text:p>0.853684153525026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78.4" calcext:value-type="float">
            <text:p>78.4</text:p>
          </table:table-cell>
          <table:table-cell office:value-type="float" office:value="0.912183817462154" calcext:value-type="float">
            <text:p>0.912183817462154</text:p>
          </table:table-cell>
          <table:table-cell table:formula="of:=[.O9]-[.O10]" office:value-type="float" office:value="0.0038847956798721" calcext:value-type="float">
            <text:p>0.003884795679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65 40k bitrate</text:p>
          </table:table-cell>
          <table:table-cell office:value-type="float" office:value="36.2" calcext:value-type="float">
            <text:p>36.2</text:p>
          </table:table-cell>
          <table:table-cell office:value-type="float" office:value="0.863455588790476" calcext:value-type="float">
            <text:p>0.863455588790476</text:p>
          </table:table-cell>
          <table:table-cell table:number-columns-repeated="5"/>
          <table:table-cell office:value-type="string" calcext:value-type="string">
            <text:p>150 FRAMES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0.908299021782282" calcext:value-type="float">
            <text:p>0.908299021782282</text:p>
          </table:table-cell>
          <table:table-cell table:formula="of:=[.O10]-[.O11]" office:value-type="float" office:value="0.00436151424659592" calcext:value-type="float">
            <text:p>0.004361514246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65 100k bitrate</text:p>
          </table:table-cell>
          <table:table-cell office:value-type="float" office:value="87.5" calcext:value-type="float">
            <text:p>87.5</text:p>
          </table:table-cell>
          <table:table-cell office:value-type="float" office:value="0.863522832804851" calcext:value-type="float">
            <text:p>0.863522832804851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61.3" calcext:value-type="float">
            <text:p>61.3</text:p>
          </table:table-cell>
          <table:table-cell office:value-type="float" office:value="0.903937507535686" calcext:value-type="float">
            <text:p>0.903937507535686</text:p>
          </table:table-cell>
          <table:table-cell table:formula="of:=[.O11]-[.O12]" office:value-type="float" office:value="0.00332378539877198" calcext:value-type="float">
            <text:p>0.003323785398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=95</text:p>
          </table:table-cell>
          <table:table-cell office:value-type="float" office:value="69" calcext:value-type="float">
            <text:p>69</text:p>
          </table:table-cell>
          <table:table-cell office:value-type="float" office:value="0.908299021782282" calcext:value-type="float">
            <text:p>0.908299021782282</text:p>
          </table:table-cell>
          <table:table-cell table:number-columns-repeated="9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900613722136914" calcext:value-type="float">
            <text:p>0.900613722136914</text:p>
          </table:table-cell>
          <table:table-cell table:style-name="ce1" table:formula="of:=[.O12]-[.O13]" office:value-type="float" office:value="0.00377993135464105" calcext:value-type="float">
            <text:p>0.003779931354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64_MAIN</text:p>
          </table:table-cell>
          <table:table-cell office:value-type="float" office:value="5" calcext:value-type="float">
            <text:p>5</text:p>
          </table:table-cell>
          <table:table-cell office:value-type="float" office:value="0.816615601528557" calcext:value-type="float">
            <text:p>0.816615601528557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49.9" calcext:value-type="float">
            <text:p>49.9</text:p>
          </table:table-cell>
          <table:table-cell office:value-type="float" office:value="0.896833790782273" calcext:value-type="float">
            <text:p>0.896833790782273</text:p>
          </table:table-cell>
          <table:table-cell table:formula="of:=[.O13]-[.O14]" office:value-type="float" office:value="0.00274757415475702" calcext:value-type="float">
            <text:p>0.00274757415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64 40k bitrate</text:p>
          </table:table-cell>
          <table:table-cell office:value-type="float" office:value="50.3" calcext:value-type="float">
            <text:p>50.3</text:p>
          </table:table-cell>
          <table:table-cell office:value-type="float" office:value="0.863068488720936" calcext:value-type="float">
            <text:p>0.863068488720936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47.3" calcext:value-type="float">
            <text:p>47.3</text:p>
          </table:table-cell>
          <table:table-cell office:value-type="float" office:value="0.894086216627516" calcext:value-type="float">
            <text:p>0.894086216627516</text:p>
          </table:table-cell>
          <table:table-cell table:formula="of:=[.O14]-[.O15]" office:value-type="float" office:value="0.00195271830778199" calcext:value-type="float">
            <text:p>0.001952718307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64 100k bitrate</text:p>
          </table:table-cell>
          <table:table-cell office:value-type="float" office:value="87.5" calcext:value-type="float">
            <text:p>87.5</text:p>
          </table:table-cell>
          <table:table-cell office:value-type="float" office:value="0.863374557632834" calcext:value-type="float">
            <text:p>0.863374557632834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44.7" calcext:value-type="float">
            <text:p>44.7</text:p>
          </table:table-cell>
          <table:table-cell office:value-type="float" office:value="0.892133498319734" calcext:value-type="float">
            <text:p>0.892133498319734</text:p>
          </table:table-cell>
          <table:table-cell table:formula="of:=[.O15]-[.O16]" office:value-type="float" office:value="0.0449791068333499" calcext:value-type="float">
            <text:p>0.04497910683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=97</text:p>
          </table:table-cell>
          <table:table-cell office:value-type="float" office:value="89.7" calcext:value-type="float">
            <text:p>89.7</text:p>
          </table:table-cell>
          <table:table-cell office:value-type="float" office:value="0.916589827281947" calcext:value-type="float">
            <text:p>0.916589827281947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22.6" calcext:value-type="float">
            <text:p>22.6</text:p>
          </table:table-cell>
          <table:table-cell office:value-type="float" office:value="0.847154391486384" calcext:value-type="float">
            <text:p>0.847154391486384</text:p>
          </table:table-cell>
          <table:table-cell table:formula="of:=[.O16]-[.O17]" office:value-type="float" office:value="0.027605114331654" calcext:value-type="float">
            <text:p>0.027605114331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=98</text:p>
          </table:table-cell>
          <table:table-cell office:value-type="float" office:value="103.4" calcext:value-type="float">
            <text:p>103.4</text:p>
          </table:table-cell>
          <table:table-cell office:value-type="float" office:value="0.921550036762228" calcext:value-type="float">
            <text:p>0.92155003676222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81954927715473" calcext:value-type="float">
            <text:p>0.81954927715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=99</text:p>
          </table:table-cell>
          <table:table-cell office:value-type="float" office:value="124.7" calcext:value-type="float">
            <text:p>124.7</text:p>
          </table:table-cell>
          <table:table-cell office:value-type="float" office:value="0.930252914400009" calcext:value-type="float">
            <text:p>0.930252914400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=100</text:p>
          </table:table-cell>
          <table:table-cell office:value-type="float" office:value="135.2" calcext:value-type="float">
            <text:p>135.2</text:p>
          </table:table-cell>
          <table:table-cell office:value-type="float" office:value="0.938021020461354" calcext:value-type="float">
            <text:p>0.93802102046135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23:37:33.185104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8:17:57.047333859</meta:creation-date>
    <dc:date>2021-11-03T01:34:29.964140611</dc:date>
    <meta:editing-duration>PT4H48M50S</meta:editing-duration>
    <meta:editing-cycles>5</meta:editing-cycles>
    <meta:generator>LibreOffice/7.0.2.2$Linux_X86_64 LibreOffice_project/00$Build-2</meta:generator>
    <meta:document-statistic meta:table-count="1" meta:cell-count="1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8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" chart:maximum="1.0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988cm" svg:height="12.918cm" xlink:href=".." xlink:type="simple" chart:class="chart:scatter" chart:style-name="ch1">
        <chart:title svg:x="11.701cm" svg:y="0.394cm" chart:style-name="ch2">
          <text:p>Mono encoding quality</text:p>
        </chart:title>
        <chart:legend chart:legend-position="end" svg:x="26.307cm" svg:y="5.413cm" style:legend-expansion="high" chart:style-name="ch3"/>
        <chart:plot-area chart:style-name="ch4" table:cell-range-address="Sheet1.F4:Sheet1.G8 Sheet1.R4:Sheet1.R4 Sheet1.K4:Sheet1.K6 Sheet1.O4:Sheet1.O17" chart:data-source-has-labels="row" svg:x="2.099cm" svg:y="1.55cm" svg:width="23.129cm" svg:height="10.181cm">
          <chart:coordinate-region svg:x="2.337cm" svg:y="1.55cm" svg:width="22.611cm" svg:height="9.534cm"/>
          <chart:axis chart:dimension="x" chart:name="primary-x" chart:style-name="ch5">
            <chart:title svg:x="12.309cm" svg:y="11.989cm" chart:style-name="ch6">
              <text:p>Size MB (2x720P)</text:p>
            </chart:title>
          </chart:axis>
          <chart:axis chart:dimension="y" chart:name="primary-y" chart:style-name="ch7">
            <chart:title svg:x="0.98cm" svg:y="7.517cm" chart:style-name="ch8">
              <text:p>SSIM score</text:p>
            </chart:title>
            <chart:grid chart:style-name="ch9" chart:class="major"/>
          </chart:axis>
          <chart:series chart:style-name="ch10" chart:values-cell-range-address="Sheet1.G4:Sheet1.G8" loext:label-string="h_265" chart:class="chart:scatter">
            <chart:domain table:cell-range-address="Sheet1.F4:Sheet1.F8"/>
            <chart:data-point chart:repeated="5"/>
          </chart:series>
          <chart:series chart:style-name="ch11" chart:values-cell-range-address="Sheet1.R4:Sheet1.R4" loext:label-string="raw" chart:class="chart:scatter">
            <chart:domain table:cell-range-address="Sheet1.Q4:Sheet1.Q4"/>
            <chart:data-point/>
          </chart:series>
          <chart:series chart:style-name="ch12" chart:values-cell-range-address="Sheet1.K4:Sheet1.K6" loext:label-string="h_264" chart:class="chart:scatter">
            <chart:domain table:cell-range-address="Sheet1.J4:Sheet1.J6"/>
            <chart:data-point chart:repeated="3"/>
          </chart:series>
          <chart:series chart:style-name="ch13" chart:values-cell-range-address="Sheet1.O4:Sheet1.O17" loext:label-string="mjpeg" chart:class="chart:scatter">
            <chart:domain table:cell-range-address="Sheet1.N4:Sheet1.N17"/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h_265</text:p>
              </table:table-cell>
              <table:table-cell office:value-type="string">
                <text:p/>
              </table:table-cell>
              <table:table-cell office:value-type="string">
                <text:p>raw</text:p>
              </table:table-cell>
              <table:table-cell office:value-type="string">
                <text:p>Column J</text:p>
              </table:table-cell>
              <table:table-cell office:value-type="string">
                <text:p>h_264</text:p>
              </table:table-cell>
              <table:table-cell office:value-type="string">
                <text:p>Column N</text:p>
              </table:table-cell>
              <table:table-cell office:value-type="string">
                <text:p>mjpe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">
                <text:p>4.9</text:p>
                <draw:g>
                  <svg:desc>Sheet1.F4:Sheet1.F8</svg:desc>
                </draw:g>
              </table:table-cell>
              <table:table-cell office:value-type="float" office:value="0.827212502710787">
                <text:p>0.827212502710787</text:p>
                <draw:g>
                  <svg:desc>Sheet1.G4:Sheet1.G8</svg:desc>
                </draw:g>
              </table:table-cell>
              <table:table-cell office:value-type="float" office:value="276.5">
                <text:p>276.5</text:p>
                <draw:g>
                  <svg:desc>Sheet1.Q4:Sheet1.Q4</svg:desc>
                </draw:g>
              </table:table-cell>
              <table:table-cell office:value-type="float" office:value="1">
                <text:p>1</text:p>
                <draw:g>
                  <svg:desc>Sheet1.R4:Sheet1.R4</svg:desc>
                </draw:g>
              </table:table-cell>
              <table:table-cell office:value-type="float" office:value="5">
                <text:p>5</text:p>
                <draw:g>
                  <svg:desc>Sheet1.J4:Sheet1.J6</svg:desc>
                </draw:g>
              </table:table-cell>
              <table:table-cell office:value-type="float" office:value="0.816615601528557">
                <text:p>0.816615601528557</text:p>
                <draw:g>
                  <svg:desc>Sheet1.K4:Sheet1.K6</svg:desc>
                </draw:g>
              </table:table-cell>
              <table:table-cell office:value-type="float" office:value="179.9">
                <text:p>179.9</text:p>
                <draw:g>
                  <svg:desc>Sheet1.N4:Sheet1.N17</svg:desc>
                </draw:g>
              </table:table-cell>
              <table:table-cell office:value-type="float" office:value="1">
                <text:p>1</text:p>
                <draw:g>
                  <svg:desc>Sheet1.O4:Sheet1.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0.839949632078177">
                <text:p>0.839949632078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3">
                <text:p>50.3</text:p>
              </table:table-cell>
              <table:table-cell office:value-type="float" office:value="0.863068488720936">
                <text:p>0.863068488720936</text:p>
              </table:table-cell>
              <table:table-cell office:value-type="float" office:value="135.2">
                <text:p>135.2</text:p>
              </table:table-cell>
              <table:table-cell office:value-type="float" office:value="0.938021020461354">
                <text:p>0.938021020461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2">
                <text:p>25.2</text:p>
              </table:table-cell>
              <table:table-cell office:value-type="float" office:value="0.853684153525026">
                <text:p>0.85368415352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5">
                <text:p>87.5</text:p>
              </table:table-cell>
              <table:table-cell office:value-type="float" office:value="0.863374557632834">
                <text:p>0.863374557632834</text:p>
              </table:table-cell>
              <table:table-cell office:value-type="float" office:value="124.7">
                <text:p>124.7</text:p>
              </table:table-cell>
              <table:table-cell office:value-type="float" office:value="0.930252914400009">
                <text:p>0.9302529144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">
                <text:p>36.2</text:p>
              </table:table-cell>
              <table:table-cell office:value-type="float" office:value="0.863455588790476">
                <text:p>0.8634555887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4">
                <text:p>103.4</text:p>
              </table:table-cell>
              <table:table-cell office:value-type="float" office:value="0.921550036762228">
                <text:p>0.921550036762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5">
                <text:p>87.5</text:p>
              </table:table-cell>
              <table:table-cell office:value-type="float" office:value="0.863522832804851">
                <text:p>0.86352283280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7">
                <text:p>89.7</text:p>
              </table:table-cell>
              <table:table-cell office:value-type="float" office:value="0.916589827281947">
                <text:p>0.916589827281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4">
                <text:p>78.4</text:p>
              </table:table-cell>
              <table:table-cell office:value-type="float" office:value="0.912183817462154">
                <text:p>0.912183817462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0.908299021782282">
                <text:p>0.908299021782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3">
                <text:p>61.3</text:p>
              </table:table-cell>
              <table:table-cell office:value-type="float" office:value="0.903937507535686">
                <text:p>0.903937507535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900613722136914">
                <text:p>0.900613722136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">
                <text:p>49.9</text:p>
              </table:table-cell>
              <table:table-cell office:value-type="float" office:value="0.896833790782273">
                <text:p>0.896833790782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">
                <text:p>47.3</text:p>
              </table:table-cell>
              <table:table-cell office:value-type="float" office:value="0.894086216627516">
                <text:p>0.894086216627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">
                <text:p>44.7</text:p>
              </table:table-cell>
              <table:table-cell office:value-type="float" office:value="0.892133498319734">
                <text:p>0.892133498319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0.847154391486384">
                <text:p>0.847154391486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81954927715473">
                <text:p>0.81954927715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